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2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0854in" fo:break-before="auto" style:use-optimal-row-height="false"/>
    </style:style>
    <style:style style:name="ro2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10036"/>
    <style:style style:name="ce8" style:family="table-cell" style:parent-style-name="Default" style:data-style-name="N100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36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2843in" svg:height="4.5713in" svg:x="4.5772in" svg:y="0.2516in">
            <draw:object draw:notify-on-update-of-ranges="Sheet1.B3:Sheet1.B19 Sheet1.D2:Sheet1.D2 Sheet1.D3:Sheet1.D19 Sheet1.F2:Sheet1.F2 Sheet1.F3:Sheet1.F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table:style-name="ce8" office:value-type="string" calcext:value-type="string">
            <text:p>日付</text:p>
          </table:table-cell>
          <table:table-cell table:style-name="ce10" office:value-type="string" calcext:value-type="string">
            <text:p>コンペ</text:p>
          </table:table-cell>
          <table:table-cell table:style-name="ce10" office:value-type="string" calcext:value-type="string">
            <text:p>スコア</text:p>
          </table:table-cell>
          <table:table-cell table:style-name="ce10" office:value-type="string" calcext:value-type="string">
            <text:p>順位</text:p>
          </table:table-cell>
          <table:table-cell office:value-type="string" calcext:value-type="string">
            <text:p>目標</text:p>
          </table:table-cell>
        </table:table-row>
        <table:table-row table:style-name="ro3">
          <table:table-cell/>
          <table:table-cell table:style-name="ce3" office:value-type="date" office:date-value="2020-01-11" calcext:value-type="date">
            <text:p>2020/01/11</text:p>
          </table:table-cell>
          <table:table-cell table:style-name="ce5" office:value-type="string" calcext:value-type="string">
            <text:p>House Prices</text:p>
          </table:table-cell>
          <table:table-cell table:style-name="ce5" office:value-type="float" office:value="0.25883" calcext:value-type="float">
            <text:p>0.25883</text:p>
          </table:table-cell>
          <table:table-cell table:style-name="ce5" office:value-type="float" office:value="4760" calcext:value-type="float">
            <text:p>4760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1-18" calcext:value-type="date">
            <text:p>2020/01/18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23934" calcext:value-type="float">
            <text:p>0.23934</text:p>
          </table:table-cell>
          <table:table-cell table:style-name="ce5" office:value-type="float" office:value="4587" calcext:value-type="float">
            <text:p>4587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1-25" calcext:value-type="date">
            <text:p>2020/01/25</text:p>
          </table:table-cell>
          <table:table-cell table:style-name="ce5" office:value-type="string" calcext:value-type="string">
            <text:p>House Prices</text:p>
          </table:table-cell>
          <table:table-cell table:style-name="ce5" office:value-type="float" office:value="0.24105" calcext:value-type="float">
            <text:p>0.24105</text:p>
          </table:table-cell>
          <table:table-cell table:style-name="ce5" office:value-type="float" office:value="4587" calcext:value-type="float">
            <text:p>4587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2-01" calcext:value-type="date">
            <text:p>2020/02/01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22697" calcext:value-type="float">
            <text:p>0.22697</text:p>
          </table:table-cell>
          <table:table-cell table:style-name="ce5" office:value-type="float" office:value="4336" calcext:value-type="float">
            <text:p>4336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2-08" calcext:value-type="date">
            <text:p>2020/02/08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13815" calcext:value-type="float">
            <text:p>0.13815</text:p>
          </table:table-cell>
          <table:table-cell table:style-name="ce5" office:value-type="float" office:value="2567" calcext:value-type="float">
            <text:p>2567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2-15" calcext:value-type="date">
            <text:p>2020/02/15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13573" calcext:value-type="float">
            <text:p>0.13573</text:p>
          </table:table-cell>
          <table:table-cell table:style-name="ce5" office:value-type="float" office:value="2374" calcext:value-type="float">
            <text:p>2374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2-22" calcext:value-type="date">
            <text:p>2020/02/22</text:p>
          </table:table-cell>
          <table:table-cell table:style-name="ce5" office:value-type="string" calcext:value-type="string">
            <text:p>House Prices</text:p>
          </table:table-cell>
          <table:table-cell table:style-name="ce5" office:value-type="float" office:value="0.13573" calcext:value-type="float">
            <text:p>0.13573</text:p>
          </table:table-cell>
          <table:table-cell table:style-name="ce5" office:value-type="float" office:value="2374" calcext:value-type="float">
            <text:p>2374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2-29" calcext:value-type="date">
            <text:p>2020/02/29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13524" calcext:value-type="float">
            <text:p>0.13524</text:p>
          </table:table-cell>
          <table:table-cell table:style-name="ce5" office:value-type="float" office:value="1986" calcext:value-type="float">
            <text:p>1986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3-07" calcext:value-type="date">
            <text:p>2020/03/07</text:p>
          </table:table-cell>
          <table:table-cell table:style-name="ce5" office:value-type="string" calcext:value-type="string">
            <text:p>House Prices</text:p>
          </table:table-cell>
          <table:table-cell table:style-name="ce5" office:value-type="float" office:value="0.13524" calcext:value-type="float">
            <text:p>0.13524</text:p>
          </table:table-cell>
          <table:table-cell table:style-name="ce5" office:value-type="float" office:value="1986" calcext:value-type="float">
            <text:p>1986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3-14" calcext:value-type="date">
            <text:p>2020/03/14</text:p>
          </table:table-cell>
          <table:table-cell table:style-name="ce5" office:value-type="string" calcext:value-type="string">
            <text:p>House Prices</text:p>
          </table:table-cell>
          <table:table-cell table:style-name="ce5" office:value-type="float" office:value="0.13524" calcext:value-type="float">
            <text:p>0.13524</text:p>
          </table:table-cell>
          <table:table-cell table:style-name="ce5" office:value-type="float" office:value="1986" calcext:value-type="float">
            <text:p>1986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3-21" calcext:value-type="date">
            <text:p>2020/03/21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1325" calcext:value-type="float">
            <text:p>0.1325</text:p>
          </table:table-cell>
          <table:table-cell table:style-name="ce5" office:value-type="float" office:value="1605" calcext:value-type="float">
            <text:p>1605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3-28" calcext:value-type="date">
            <text:p>2020/03/28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13149" calcext:value-type="float">
            <text:p>0.13149</text:p>
          </table:table-cell>
          <table:table-cell table:style-name="ce5" office:value-type="float" office:value="1554" calcext:value-type="float">
            <text:p>1554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4-04" calcext:value-type="date">
            <text:p>2020/04/04</text:p>
          </table:table-cell>
          <table:table-cell table:number-columns-repeated="3"/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4-11" calcext:value-type="date">
            <text:p>2020/04/11</text:p>
          </table:table-cell>
          <table:table-cell table:number-columns-repeated="3"/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4-18" calcext:value-type="date">
            <text:p>2020/04/18</text:p>
          </table:table-cell>
          <table:table-cell table:number-columns-repeated="3"/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4-25" calcext:value-type="date">
            <text:p>2020/04/25</text:p>
          </table:table-cell>
          <table:table-cell table:number-columns-repeated="3"/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5-02" calcext:value-type="date">
            <text:p>2020/05/02</text:p>
          </table:table-cell>
          <table:table-cell table:number-columns-repeated="3"/>
          <table:table-cell office:value-type="float" office:value="0.12" calcext:value-type="float">
            <text:p>0.12</text:p>
          </table:table-cell>
        </table:table-row>
        <table:table-row table:style-name="ro3" table:number-rows-repeated="1048556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B2:Sheet1.E1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8P0"/>
    </number:currency-style>
    <number:number-style style:name="N120P0" style:volatile="true">
      <number:number number:decimal-places="0" loext:min-decimal-places="0" number:min-integer-digits="1" number:grouping="true"/>
      <number:text> </number:text>
    </number:number-style>
    <number:number-style style:name="N12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6P0"/>
    </number:currency-style>
    <number:date-style style:name="N12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</number:date-style>
    <number:date-style style:name="N134">
      <number:month number:calendar="jewish" number:style="long" number:textual="true"/>
      <number:text> </number:text>
      <number:day number:calendar="jewish"/>
    </number:date-style>
    <number:date-style style:name="N135"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00/00/00</text:date>, <text:time style:data-style-name="N2" text:time-value="13:15:59.6858902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11T12:13:27.809799438</meta:creation-date>
    <dc:date>2020-04-11T13:21:40.308942282</dc:date>
    <meta:editing-duration>PT33M37S</meta:editing-duration>
    <meta:editing-cycles>10</meta:editing-cycles>
    <meta:generator>LibreOffice/6.4.2.2$MacOSX_X86_64 LibreOffice_project/4e471d8c02c9c90f512f7f9ead8875b57fcb1ec3</meta:generator>
    <meta:document-statistic meta:table-count="1" meta:cell-count="75" meta:object-count="1"/>
    <meta:user-defined meta:name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ed4c05" fo:font-size="15pt" fo:font-weight="bold" style:font-size-asian="15pt" style:font-weight-asian="bold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tick-marks-major-inner="true" chart:tick-marks-major-outer="false" chart:logarithmic="false" chart:minimum="43862" chart:maximum="43925" chart:reverse-direction="false" text:line-break="false" loext:try-staggering-first="false" chart:link-data-style-to-source="true" chart:axis-position="end"/>
      <style:text-properties fo:font-size="10pt" style:font-size-asian="10pt" style:font-size-complex="10pt"/>
    </style:style>
    <style:style style:name="ch5" style:family="chart">
      <style:chart-properties style:rotation-angle="0"/>
      <style:text-properties fo:color="#619e85" fo:font-size="9pt" style:font-size-asian="15pt" style:font-weight-asian="bold" style:font-size-complex="9pt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start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tick-marks-major-inner="true" chart:tick-marks-major-outer="false" chart:logarithmic="false" chart:minimum="0.115" chart:maximum="0.15" chart:origin="0" chart:reverse-direction="tru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619e85" draw:fill-color="#619e8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ed4c05" draw:fill-color="#ed4c05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503cm" svg:height="11.612cm" xlink:href=".." xlink:type="simple" chart:class="chart:line" chart:style-name="ch1">
        <chart:title svg:x="15.326cm" svg:y="1.85cm" chart:style-name="ch2">
          <text:p>目標</text:p>
        </chart:title>
        <chart:plot-area chart:style-name="ch3" table:cell-range-address="Sheet1.B3:Sheet1.B19 Sheet1.D2:Sheet1.D19 Sheet1.F2:Sheet1.F19" chart:data-source-has-labels="both" svg:x="0.62cm" svg:y="0.354cm" svg:width="16.506cm" svg:height="10.923cm">
          <chartooo:coordinate-region svg:x="1.906cm" svg:y="0.554cm" svg:width="15.197cm" svg:height="9.081cm"/>
          <chart:axis chart:dimension="x" chart:name="primary-x" chart:style-name="ch4" chartooo:axis-type="date">
            <chartooo:date-scale chart:base-time-unit="days" chart:major-interval-value="7" chart:major-interval-unit="days"/>
            <chart:title svg:x="15.173cm" svg:y="5.061cm" chart:style-name="ch5">
              <text:p>スコア</text:p>
            </chart:title>
            <chart:categories table:cell-range-address="Sheet1.B3:Sheet1.B19"/>
          </chart:axis>
          <chart:axis chart:dimension="x" chart:name="secondary-x" chart:style-name="ch6"/>
          <chart:axis chart:dimension="y" chart:name="primary-y" chart:style-name="ch7"/>
          <chart:series chart:style-name="ch8" chart:values-cell-range-address="Sheet1.D3:Sheet1.D19" chart:label-cell-address="Sheet1.D2:Sheet1.D2" chart:class="chart:line">
            <chart:data-point chart:repeated="17"/>
          </chart:series>
          <chart:series chart:style-name="ch9" chart:values-cell-range-address="Sheet1.F3:Sheet1.F19" chart:label-cell-address="Sheet1.F2:Sheet1.F2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スコア</text:p>
                <draw:g>
                  <svg:desc>Sheet1.D2:Sheet1.D2</svg:desc>
                </draw:g>
              </table:table-cell>
              <table:table-cell office:value-type="string">
                <text:p>目標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float" office:value="43841">
                <text:p>43841</text:p>
                <draw:g>
                  <svg:desc>Sheet1.B3:Sheet1.B19</svg:desc>
                </draw:g>
              </table:table-cell>
              <table:table-cell office:value-type="float" office:value="0.25883">
                <text:p>0.25883</text:p>
                <draw:g>
                  <svg:desc>Sheet1.D3:Sheet1.D19</svg:desc>
                </draw:g>
              </table:table-cell>
              <table:table-cell office:value-type="float" office:value="0.12">
                <text:p>0.12</text:p>
                <draw:g>
                  <svg:desc>Sheet1.F3:Sheet1.F19</svg:desc>
                </draw:g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0.23934">
                <text:p>0.2393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0.24105">
                <text:p>0.2410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0.22697">
                <text:p>0.2269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0.13815">
                <text:p>0.1381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0.13573">
                <text:p>0.1357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3573">
                <text:p>0.1357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0.13524">
                <text:p>0.1352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.13524">
                <text:p>0.1352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13524">
                <text:p>0.1352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1325">
                <text:p>0.132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13149">
                <text:p>0.1314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